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bold" style:font-weight-asian="bold" style:font-weight-complex="bold"/>
    </style:style>
    <style:style style:name="P3" style:family="paragraph" style:parent-style-name="Standard">
      <style:paragraph-properties fo:margin-left="0cm" fo:margin-right="0cm" fo:text-indent="0cm" style:auto-text-indent="false"/>
      <style:text-properties officeooo:rsid="0004f581" officeooo:paragraph-rsid="0004f581"/>
    </style:style>
    <style:style style:name="P4" style:family="paragraph" style:parent-style-name="Standard">
      <style:paragraph-properties fo:margin-left="0cm" fo:margin-right="0cm" fo:text-indent="0cm" style:auto-text-indent="false"/>
      <style:text-properties officeooo:rsid="0004f581" officeooo:paragraph-rsid="000c3f9f"/>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font-weight="bold" officeooo:paragraph-rsid="000cbf8d" style:font-weight-asian="bold" style:font-weight-complex="bold"/>
    </style:style>
    <style:style style:name="P7" style:family="paragraph" style:parent-style-name="Standard">
      <style:paragraph-properties fo:margin-left="0cm" fo:margin-right="0cm" fo:text-indent="0cm" style:auto-text-indent="false"/>
      <style:text-properties fo:font-weight="normal" officeooo:paragraph-rsid="000cbf8d" style:font-weight-asian="normal" style:font-weight-complex="normal"/>
    </style:style>
    <style:style style:name="T1" style:family="text">
      <style:text-properties officeooo:rsid="000c200d"/>
    </style:style>
    <style:style style:name="T2" style:family="text">
      <style:text-properties officeooo:rsid="000cbf8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n Islamic platform can cater to a wide range of needs within the Muslim community. Here are some ideas for an Islamic platform:</text:p>
      <text:p text:style-name="P1"/>
      <text:p text:style-name="P2">Educational Platform:</text:p>
      <text:p text:style-name="P1"/>
      <text:p text:style-name="P1">Idea: Create an online platform offering courses on Islamic studies, Quranic studies, Arabic language learning, and other relevant educational content.</text:p>
      <text:p text:style-name="P1">Revenue Streams: Subscription-based access to courses, premium content, certification programs, and partnerships with educational institutions.</text:p>
      <text:p text:style-name="P1">Prayer and Mosque Finder:</text:p>
      <text:p text:style-name="P1"/>
      <text:p text:style-name="P1">Idea: Develop an app that helps users locate nearby mosques, prayer times, and Islamic centers, along with features like Qibla direction and reminders for prayer times.</text:p>
      <text:p text:style-name="P1">Revenue Streams: Freemium model (basic features for free, advanced features for a fee), partnerships with local businesses or services.</text:p>
      <text:p text:style-name="P1"/>
      <text:p text:style-name="P2">Social Network for Muslims:</text:p>
      <text:p text:style-name="P1"/>
      <text:p text:style-name="P1">Idea: Create a social networking platform specifically for Muslims to connect, share religious content, engage in discussions, and find like-minded individuals.</text:p>
      <text:p text:style-name="P1">Revenue Streams: Premium memberships with added features, sponsored content, advertisements, and in-app purchases.</text:p>
      <text:p text:style-name="P1"/>
      <text:p text:style-name="P2">Halal Food and Lifestyle Platform:</text:p>
      <text:p text:style-name="P1"><text:a xlink:type="simple" xlink:href="https://preview.themeforest.net/item/bacola-grocery-store-and-food-ecommerce-theme/full_screen_preview/32552148?_ga=2.69767379.257941380.1702533734-689097828.1698741414&amp;_gac=1.258357496.1702601577.Cj0KCQiA7OqrBhD9ARIsAK3UXh2AYGiIGyHkxQ-59rHDJZg3_NLPkQCxn_HfsxcfEVtHQaAktU8XTIgaAloaEALw_wcB" text:style-name="Internet_20_link" text:visited-style-name="Visited_20_Internet_20_Link">https://preview.themeforest.net/item/bacola-grocery-store-and-food-ecommerce-theme/full_screen_preview/32552148?_ga=2.69767379.257941380.1702533734-689097828.1698741414&amp;_gac=1.258357496.1702601577.Cj0KCQiA7OqrBhD9ARIsAK3UXh2AYGiIGyHkxQ-59rHDJZg3_NLPkQCxn_HfsxcfEVtHQaAktU8XTIgaAloaEALw_wcB</text:a></text:p>
      <text:p text:style-name="P1"/>
      <text:p text:style-name="P1">Idea: Develop an app or website that helps users discover and review halal restaurants, products, travel destinations, and lifestyle services.</text:p>
      <text:p text:style-name="P1">Revenue Streams: Partnering with halal-certified businesses for promotions, sponsored listings, affiliate marketing, and premium memberships for exclusive offers.</text:p>
      <text:p text:style-name="P1"/>
      <text:p text:style-name="P2">Islamic Finance and Charity Platform:</text:p>
      <text:p text:style-name="P4"><text:a xlink:type="simple" xlink:href="https://preview.themeforest.net/item/oxpins-non-profit-charity-html-template/full_screen_preview/38520932?_ga=2.134378418.257941380.1702533734-689097828.1698741414&amp;_gac=1.185948763.1702601577.Cj0KCQiA7OqrBhD9ARIsAK3UXh2AYGiIGyHkxQ-59rHDJZg3_NLPkQCxn_HfsxcfEVtHQaAktU8XTIgaAloaEALw_wcB" text:style-name="Internet_20_link" text:visited-style-name="Visited_20_Internet_20_Link">https://preview.themeforest.net/item/oxpins-non-profit-charity-html-template/full_screen_preview/38520932?_ga=2.134378418.257941380.1702533734-689097828.1698741414&amp;_gac=1.185948763.1702601577.Cj0KCQiA7OqrBhD9ARIsAK3UXh2AYGiIGyHkxQ-59rHDJZg3_NLPkQCxn_HfsxcfEVtHQaAktU8XTIgaAloaEALw_wcB</text:a></text:p>
      <text:p text:style-name="P1">Idea: Build a platform that offers Islamic financial services, including tools for calculating Zakat, managing Islamic investments, and facilitating charitable donations.</text:p>
      <text:p text:style-name="P1">Revenue Streams: Subscription-based financial advice, transaction fees for investment services, partnerships with charitable organizations, and premium features.</text:p>
      <text:p text:style-name="P1"/>
      <text:p text:style-name="P2">Quran App with Learning Tools:</text:p>
      <text:p text:style-name="P1"/>
      <text:p text:style-name="P1">Idea: Develop an app providing access to the Quran with features such as translations, recitations by renowned scholars, Tajweed learning tools, and memorization aids.</text:p>
      <text:p text:style-name="P1">Revenue Streams: Freemium model with basic Quran access for free, premium features for learning tools, audio versions, and ad-free experiences.</text:p>
      <text:p text:style-name="P1"/>
      <text:p text:style-name="P6"><text:span text:style-name="T2">Islamic Cloth shop</text:span>:</text:p>
      <text:p text:style-name="P7">Diverse Clothing Range: Offer a diverse range of Islamic clothing for men, women, and children, including abayas, hijabs, thobes, kufis, jilbabs, and modest activewear. Ensure that the clothing adheres to Islamic principles of modesty while also incorporating modern fashion trends.</text:p>
      <text:p text:style-name="P7"><text:soft-page-break/></text:p>
      <text:p text:style-name="P1"/>
      <text:p text:style-name="P1"/>
      <text:p text:style-name="P3">CHATGPT LINK HERE: <text:a xlink:type="simple" xlink:href="https://chat.openai.com/share/ba8681cb-abb2-4761-ac9a-c447e25e4528" text:style-name="Internet_20_link" text:visited-style-name="Visited_20_Internet_20_Link">https://chat.openai.com/share/ba8681cb-abb2-4761-ac9a-c447e25e4528</text:a></text:p>
      <text:p text:style-name="P3"><text:span text:style-name="T1">Colors: </text:span><text:a xlink:type="simple" xlink:href="https://demo.templatemonster.com/demo/62222.html?_gl=1*yo681k*_ga*NDY0ODU1NTAzLjE3MDI2MDA5NTQ.*_ga_FTPYEGT5LY*MTcwMjYwMDk1My4xLjAuMTcwMjYwMDk2My41MC4wLjA" text:style-name="Internet_20_link" text:visited-style-name="Visited_20_Internet_20_Link">https://demo.templatemonster.com/demo/62222.html?_gl=1*yo681k*_ga*NDY0ODU1NTAzLjE3MDI2MDA5NTQ.*_ga_FTPYEGT5LY*MTcwMjYwMDk1My4xLjAuMTcwMjYwMDk2My41MC4wLjA</text:a>.</text:p>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06:30:05.753000000</meta:creation-date>
    <dc:date>2024-04-23T10:25:59.761000000</dc:date>
    <meta:editing-duration>PT51M53S</meta:editing-duration>
    <meta:editing-cycles>10</meta:editing-cycles>
    <meta:generator>LibreOffice/7.6.2.1$Windows_X86_64 LibreOffice_project/56f7684011345957bbf33a7ee678afaf4d2ba333</meta:generator>
    <meta:document-statistic meta:table-count="0" meta:image-count="0" meta:object-count="0" meta:page-count="2" meta:paragraph-count="25" meta:word-count="334" meta:character-count="3248" meta:non-whitespace-character-count="2939"/>
  </office:meta>
</office:document-meta>
</file>